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8e2b" officeooo:paragraph-rsid="000e8e2b"/>
    </style:style>
    <style:style style:name="P2" style:family="paragraph" style:parent-style-name="Standard">
      <style:text-properties officeooo:rsid="000e8e2b" officeooo:paragraph-rsid="000e8e2b"/>
    </style:style>
    <style:style style:name="P3" style:family="paragraph" style:parent-style-name="Standard">
      <style:text-properties officeooo:rsid="00122516" officeooo:paragraph-rsid="001225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.Add two numbers</text:p>
      <text:p text:style-name="P1"/>
      <text:p text:style-name="P1"/>
      <text:p text:style-name="P1">public class AddTwoNumbers {</text:p>
      <text:p text:style-name="P1"/>
      <text:p text:style-name="P1"><text:s text:c="3"/>public static void main(String[] args) {</text:p>
      <text:p text:style-name="P1"><text:s text:c="8"/></text:p>
      <text:p text:style-name="P1"><text:s text:c="6"/>int num1 = 5, num2 = 15, sum;</text:p>
      <text:p text:style-name="P1"><text:s text:c="6"/>sum = num1 + num2;</text:p>
      <text:p text:style-name="P1"/>
      <text:p text:style-name="P1"><text:s text:c="6"/>System.out.println("Sum of these numbers: "+sum);</text:p>
      <text:p text:style-name="P1"><text:s text:c="3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4:40:12.857020451</meta:creation-date>
    <dc:date>2020-10-29T15:38:08.180770682</dc:date>
    <meta:editing-duration>PT7M42S</meta:editing-duration>
    <meta:editing-cycles>5</meta:editing-cycles>
    <meta:generator>LibreOffice/6.1.5.2$Linux_X86_64 LibreOffice_project/90f8dcf33c87b3705e78202e3df5142b201bd805</meta:generator>
    <meta:document-statistic meta:table-count="0" meta:image-count="0" meta:object-count="0" meta:page-count="1" meta:paragraph-count="9" meta:word-count="33" meta:character-count="215" meta:non-whitespace-character-count="158"/>
  </office:meta>
</office:document-meta>
</file>